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21723" officeooo:paragraph-rsid="00021723"/>
    </style:style>
    <style:style style:name="P2" style:family="paragraph" style:parent-style-name="Standard">
      <style:text-properties officeooo:rsid="0002e42f" officeooo:paragraph-rsid="0002e42f"/>
    </style:style>
    <style:style style:name="P3" style:family="paragraph" style:parent-style-name="Standard">
      <style:text-properties officeooo:rsid="00045c9a" officeooo:paragraph-rsid="00045c9a"/>
    </style:style>
    <style:style style:name="P4" style:family="paragraph" style:parent-style-name="Standard">
      <style:text-properties officeooo:rsid="00060d52" officeooo:paragraph-rsid="00060d52"/>
    </style:style>
    <style:style style:name="T1" style:family="text">
      <style:text-properties officeooo:rsid="00045c9a"/>
    </style:style>
    <style:style style:name="T2" style:family="text">
      <style:text-properties officeooo:rsid="00060d5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ur focus: Education</text:p>
      <text:p text:style-name="P4">We live in an age of information overload. It is easy to get overwhelmed by the amount of options available. </text:p>
      <text:p text:style-name="P2">We wish to enable <text:span text:style-name="T2">young students</text:span> with the information needed to help educate themselves in the most effective way possible. We believe that people who are passionate and capable with what they do, flourish the most. This is why <text:span text:style-name="T2">we made </text:span>JadeLearn <text:span text:style-name="T2">to be</text:span> platform equipped with the ability to match interests and capabilities, <text:span text:style-name="T1">with the top reccomended courses that the user can apply for.</text:span></text:p>
      <text:p text:style-name="P2"/>
      <text:p text:style-name="P3">Furthermore, after the user has a list of a <text:s/>few top reccommended</text:p>
      <text:p text:style-name="P1"/>
      <text:p text:style-name="P1">Function</text:p>
      <text:p text:style-name="P4">The student creates a profile stating their interests and marks, and according to this information JadeLearn matched the student with certain a field of study, university as well as the difficulty level of being able to get in to the spesific course.</text:p>
      <text:p text:style-name="P4"/>
      <text:p text:style-name="P4">After this, the student can go to the funding page and select the course which they are concidering to apply to. This page provides a list of possible bursaries according to their degree, marks and other data related to the student’s profile.</text:p>
      <text:p text:style-name="P1"/>
      <text:p text:style-name="P1">Universities involv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3T23:05:55.762460922</meta:creation-date>
    <dc:date>2019-08-03T23:25:48.639079205</dc:date>
    <meta:editing-duration>PT19M53S</meta:editing-duration>
    <meta:editing-cycles>4</meta:editing-cycles>
    <meta:generator>LibreOffice/6.0.7.3$Linux_X86_64 LibreOffice_project/00m0$Build-3</meta:generator>
    <meta:document-statistic meta:table-count="0" meta:image-count="0" meta:object-count="0" meta:page-count="1" meta:paragraph-count="8" meta:word-count="187" meta:character-count="1100" meta:non-whitespace-character-count="919"/>
  </office:meta>
</office:document-meta>
</file>